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2FF080561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414b" officeooo:paragraph-rsid="0019414b"/>
    </style:style>
    <style:style style:name="P2" style:family="paragraph" style:parent-style-name="Standard">
      <style:paragraph-properties fo:text-align="center" style:justify-single-word="false"/>
      <style:text-properties fo:font-size="15pt" officeooo:rsid="0019414b" officeooo:paragraph-rsid="0019414b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图像1" text:anchor-type="paragraph" svg:x="0cm" svg:y="4.161cm" svg:width="17cm" svg:height="18.627cm" draw:z-index="0"><draw:image xlink:href="Pictures/10000000000002BC000002FF0805616D.png" xlink:type="simple" xlink:show="embed" xlink:actuate="onLoad"/></draw:frame>表达式到波兰式</text:p>
      <text:p text:style-name="P1">曹逸君 135287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5:25:16.394194533</meta:creation-date>
    <dc:date>2014-11-09T15:26:12.388761782</dc:date>
    <meta:editing-duration>P0D</meta:editing-duration>
    <meta:editing-cycles>1</meta:editing-cycles>
    <meta:document-statistic meta:table-count="0" meta:image-count="1" meta:object-count="0" meta:page-count="1" meta:paragraph-count="2" meta:word-count="11" meta:character-count="18" meta:non-whitespace-character-count="17"/>
    <meta:generator>LibreOffice/4.2.7.2$Linux_X86_64 LibreOffice_project/420m0$Build-2</meta:generator>
  </office:meta>
</office:document-meta>
</file>